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text>Initial value of an annuity:</math:mtext>
      </math:mtr>
      <math:mtr/>
      <math:mtr>
        <math:mrow>
          <math:mrow>
            <math:mi math:fontstyle="italic">PV</math:mi>
            <math:mo math:stretchy="false">=</math:mo>
            <math:mrow>
              <math:mfenced math:open="[" math:close="]">
                <math:mrow>
                  <math:mn>1</math:mn>
                  <math:mo math:stretchy="false">+</math:mo>
                  <math:mrow>
                    <math:mfrac>
                      <math:mtext>%i</math:mtext>
                      <math:mn>100</math:mn>
                    </math:mfrac>
                    <math:mo math:stretchy="false">⋅</math:mo>
                    <math:mi>K</math:mi>
                  </math:mrow>
                </math:mrow>
              </math:mfenced>
              <math:mo math:stretchy="false">⋅</math:mo>
              <math:mi math:fontstyle="italic">PMT</math:mi>
            </math:mrow>
          </math:mrow>
          <math:mrow>
            <math:mfenced math:open="[" math:close="]">
              <math:mfrac>
                <math:mrow>
                  <math:mn>1</math:mn>
                  <math:mo math:stretchy="false">−</math:mo>
                  <math:msup>
                    <math:mfenced math:open="" math:close="">
                      <math:mrow>
                        <math:mn>1</math:mn>
                        <math:mo math:stretchy="false">+</math:mo>
                        <math:mfrac>
                          <math:mtext>%i</math:mtext>
                          <math:mn>100</math:mn>
                        </math:mfrac>
                      </math:mrow>
                    </math:mfenced>
                    <math:mrow>
                      <math:mo math:stretchy="false">−</math:mo>
                      <math:mi>N</math:mi>
                    </math:mrow>
                  </math:msup>
                </math:mrow>
                <math:mfrac>
                  <math:mtext>%i</math:mtext>
                  <math:mn>100</math:mn>
                </math:mfrac>
              </math:mfrac>
            </math:mfenced>
            <math:mo math:stretchy="false">+</math:mo>
            <math:mi math:fontstyle="italic">FV</math:mi>
          </math:mrow>
          <math:msup>
            <math:mfenced math:open="[" math:close="]">
              <math:mrow>
                <math:mn>1</math:mn>
                <math:mo math:stretchy="false">+</math:mo>
                <math:mfenced math:open="" math:close="">
                  <math:mfrac>
                    <math:mtext>%i</math:mtext>
                    <math:mn>100</math:mn>
                  </math:mfrac>
                </math:mfenced>
              </math:mrow>
            </math:mfenced>
            <math:mrow>
              <math:mo math:stretchy="false">−</math:mo>
              <math:mi>N</math:mi>
            </math:mrow>
          </math:msup>
        </math:mrow>
      </math:mtr>
      <math:mtr>
        <math:mtext>where:</math:mtext>
      </math:mtr>
      <math:mtr>
        <math:mrow>
          <math:mrow>
            <math:mi>K</math:mi>
            <math:mo math:stretchy="false">=</math:mo>
            <math:mn>0</math:mn>
          </math:mrow>
          <math:mtext>     </math:mtext>
          <math:mtext>annuity in arrears</math:mtext>
        </math:mrow>
      </math:mtr>
      <math:mtr>
        <math:mrow>
          <math:mrow>
            <math:mi>K</math:mi>
            <math:mo math:stretchy="false">=</math:mo>
            <math:mn>1</math:mn>
          </math:mrow>
          <math:mtext>     </math:mtext>
          <math:mtext>annuity in advance</math:mtext>
        </math:mrow>
      </math:mtr>
    </math:mtable>
    <math:annotation math:encoding="StarMath 5.0">"Initial value of an annuity:"  newline newline
PV=left [ 1+ {"%i" over 100}  cdot K right ] cdot  PMT left [{1- left (1+ "%i" over 100 right )^-N} over { "%i" over 100} right ] + FV left  [ 1+ left  ("%i" over 100 right ) right ] ^-N newline
"where:" newline
K = 0 "     " "annuity in arrears" newline
K = 1 "     " "annuity in advance"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1-30T08:50:42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